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1" svg:font-family="'Times New Roman'"/>
    <style:font-face style:name="times" svg:font-family="time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el1" style:family="table">
      <style:table-properties style:width="18.436cm" table:align="left"/>
    </style:style>
    <style:style style:name="Tabel1.A" style:family="table-column">
      <style:table-column-properties style:column-width="7.622cm"/>
    </style:style>
    <style:style style:name="Tabel1.B" style:family="table-column">
      <style:table-column-properties style:column-width="10.814cm"/>
    </style:style>
    <style:style style:name="Tabel1.A1" style:family="table-cell">
      <style:table-cell-properties style:vertical-align="middle" fo:padding="0.049cm" fo:border="none"/>
    </style:style>
    <style:style style:name="P1" style:family="paragraph" style:parent-style-name="Text_20_body">
      <style:paragraph-properties fo:orphans="2" fo:widows="2"/>
      <style:text-properties fo:font-variant="normal" fo:text-transform="none" fo:color="#000000" style:font-name="Times New Roman1" fo:font-size="14pt" fo:letter-spacing="normal" fo:font-style="normal" fo:font-weight="normal"/>
    </style:style>
    <style:style style:name="P2" style:family="paragraph" style:parent-style-name="Text_20_body">
      <style:paragraph-properties fo:text-align="center" style:justify-single-word="false" fo:orphans="2" fo:widows="2"/>
      <style:text-properties fo:font-variant="normal" fo:text-transform="none" fo:color="#000000" fo:letter-spacing="normal"/>
    </style:style>
    <style:style style:name="P3" style:family="paragraph" style:parent-style-name="Text_20_body">
      <style:paragraph-properties fo:orphans="2" fo:widows="2"/>
    </style:style>
    <style:style style:name="P4" style:family="paragraph" style:parent-style-name="Text_20_body">
      <style:paragraph-properties fo:margin-top="0cm" fo:margin-bottom="0cm" fo:text-align="center" style:justify-single-word="false" fo:orphans="2" fo:widows="2"/>
      <style:text-properties fo:font-variant="normal" fo:text-transform="none" fo:color="#000000" fo:letter-spacing="normal"/>
    </style:style>
    <style:style style:name="P5" style:family="paragraph" style:parent-style-name="Text_20_body">
      <style:paragraph-properties fo:margin-top="0cm" fo:margin-bottom="0cm" fo:orphans="2" fo:widows="2"/>
    </style:style>
    <style:style style:name="P6" style:family="paragraph" style:parent-style-name="Text_20_body">
      <style:paragraph-properties fo:margin-left="0cm" fo:margin-right="0cm" fo:margin-top="0cm" fo:margin-bottom="0cm" fo:text-indent="0cm" style:auto-text-indent="false"/>
    </style:style>
    <style:style style:name="P7" style:family="paragraph" style:parent-style-name="Text_20_body">
      <style:paragraph-properties fo:margin-left="0cm" fo:margin-right="0cm" fo:margin-top="0cm" fo:margin-bottom="0cm" fo:orphans="2" fo:widows="2" fo:text-indent="0cm" style:auto-text-indent="false"/>
    </style:style>
    <style:style style:name="P8" style:family="paragraph" style:parent-style-name="Heading_20_3">
      <style:paragraph-properties fo:orphans="2" fo:widows="2"/>
    </style:style>
    <style:style style:name="P9" style:family="paragraph" style:parent-style-name="Heading_20_1">
      <style:text-properties fo:font-variant="normal" fo:text-transform="none" fo:color="#000000" style:font-name="Times New Roman1" fo:font-size="14pt" fo:letter-spacing="normal" fo:font-style="normal" fo:font-weight="normal"/>
    </style:style>
    <style:style style:name="P10" style:family="paragraph" style:parent-style-name="Preformatted_20_Text">
      <style:paragraph-properties fo:orphans="2" fo:widows="2"/>
      <style:text-properties fo:font-variant="normal" fo:text-transform="none" fo:color="#000000" style:font-name="Times New Roman1" fo:font-size="14pt" fo:letter-spacing="normal" fo:font-style="normal" fo:font-weight="normal"/>
    </style:style>
    <style:style style:name="P11" style:family="paragraph" style:parent-style-name="Preformatted_20_Text">
      <style:paragraph-properties fo:orphans="2" fo:widows="2"/>
      <style:text-properties fo:font-variant="normal" fo:text-transform="none" fo:color="#000000" fo:letter-spacing="normal"/>
    </style:style>
    <style:style style:name="P12" style:family="paragraph" style:parent-style-name="Preformatted_20_Text">
      <style:paragraph-properties fo:orphans="2" fo:widows="2"/>
    </style:style>
    <style:style style:name="P13" style:family="paragraph" style:parent-style-name="Preformatted_20_Text">
      <style:paragraph-properties fo:margin-top="0cm" fo:margin-bottom="0.499cm"/>
    </style:style>
    <style:style style:name="P14" style:family="paragraph" style:parent-style-name="Preformatted_20_Text">
      <style:paragraph-properties fo:margin-top="0cm" fo:margin-bottom="0.499cm" fo:orphans="2" fo:widows="2"/>
      <style:text-properties fo:font-variant="normal" fo:text-transform="none" fo:color="#000000" style:font-name="Times New Roman1" fo:font-size="14pt" fo:letter-spacing="normal" fo:font-style="normal" fo:font-weight="normal"/>
    </style:style>
    <style:style style:name="P15" style:family="paragraph" style:parent-style-name="Preformatted_20_Text">
      <style:paragraph-properties fo:margin-top="0cm" fo:margin-bottom="0.499cm" fo:orphans="2" fo:widows="2"/>
      <style:text-properties fo:font-variant="normal" fo:text-transform="none" fo:color="#000000" fo:letter-spacing="normal"/>
    </style:style>
    <style:style style:name="P16" style:family="paragraph" style:parent-style-name="Heading_20_2">
      <style:paragraph-properties fo:orphans="2" fo:widows="2"/>
      <style:text-properties fo:font-variant="normal" fo:text-transform="none" fo:color="#000000" style:font-name="Times New Roman1" fo:font-size="14pt" fo:letter-spacing="normal" fo:font-style="normal" fo:font-weight="normal"/>
    </style:style>
    <style:style style:name="T1" style:family="text">
      <style:text-properties style:font-name="Times New Roman1" fo:font-size="14pt" fo:font-style="normal" fo:font-weight="normal"/>
    </style:style>
    <style:style style:name="T2" style:family="text">
      <style:text-properties style:font-name="Times New Roman1" fo:font-size="14pt" fo:font-style="normal" fo:font-weight="bold"/>
    </style:style>
    <style:style style:name="T3" style:family="text">
      <style:text-properties fo:font-variant="normal" fo:text-transform="none" fo:color="#000000" style:font-name="Times New Roman1" fo:font-size="14pt" fo:letter-spacing="normal" fo:font-style="normal" fo:font-weight="normal"/>
    </style:style>
    <style:style style:name="T4" style:family="text">
      <style:text-properties fo:font-variant="normal" fo:text-transform="none" fo:color="#000000" style:font-name="Times New Roman1" fo:font-size="14pt" fo:letter-spacing="normal" fo:font-style="italic" fo:font-weight="normal"/>
    </style:style>
    <style:style style:name="T5" style:family="text">
      <style:text-properties fo:font-variant="normal" fo:text-transform="none" fo:color="#000000" style:text-position="33% 80%" style:font-name="Times New Roman1" fo:font-size="14pt" fo:letter-spacing="normal" fo:font-style="normal" fo:font-weight="normal"/>
    </style:style>
    <style:style style:name="T6" style:family="text">
      <style:text-properties fo:font-variant="normal" fo:text-transform="none" fo:color="#000000" fo:font-size="11.25pt" fo:letter-spacing="normal" fo:font-style="normal" fo:font-weight="normal"/>
    </style:style>
    <style:style style:name="T7" style:family="text">
      <style:text-properties fo:font-variant="normal" fo:text-transform="none" fo:color="#000000" style:font-name="times" fo:font-size="6.75pt" fo:letter-spacing="normal" fo:font-style="normal" fo:font-weight="normal"/>
    </style:style>
    <style:style style:name="T8" style:family="text">
      <style:text-properties fo:font-variant="normal" fo:text-transform="none" fo:color="#005577" style:font-name="times" fo:font-size="6.75pt" fo:letter-spacing="normal" fo:font-style="normal" fo:font-weight="normal"/>
    </style:style>
    <style:style style:name="T9" style:family="text">
      <style:text-properties fo:font-style="italic"/>
    </style:style>
    <style:style style:name="T10"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Contouring Implicit Surfaces <text:line-break/>Principles and Practice</text:h>
      <text:h text:style-name="P8" text:outline-level="3"><text:span text:style-name="T3">by Ronen Tzur </text:span><text:a xlink:type="simple" xlink:href="mailto:rtzur@shani.net">(email)</text:a><text:span text:style-name="T3">.</text:span></text:h>
      <text:p text:style-name="P3"/>
      <text:h text:style-name="P16" text:outline-level="2">Introduction</text:h>
      <text:p text:style-name="P3"><text:span text:style-name="T3">The purpose of this article is to walk the reader through the process of contouring an implicitly-defined volume (often called an </text:span><text:span text:style-name="T4">implicit surface</text:span><text:span text:style-name="T3"> or </text:span><text:span text:style-name="T4">isosurface</text:span><text:span text:style-name="T3">). This area of computer graphics has seen much research, and there are excellent introductory materials, both online and in print (see </text:span><text:a xlink:type="simple" xlink:href="http://www.oocities.org/tzukkers/isosurf/isosurfaces.html#bib_01">[1]</text:a><text:span text:style-name="T3">, </text:span><text:a xlink:type="simple" xlink:href="http://www.oocities.org/tzukkers/isosurf/isosurfaces.html#bib_02">[2]</text:a><text:span text:style-name="T3">, </text:span><text:a xlink:type="simple" xlink:href="http://www.oocities.org/tzukkers/isosurf/isosurfaces.html#bib_03">[3]</text:a><text:span text:style-name="T3">, </text:span><text:a xlink:type="simple" xlink:href="http://www.oocities.org/tzukkers/isosurf/isosurfaces.html#bib_04">[4]</text:a><text:span text:style-name="T3">).</text:span></text:p>
      <text:p text:style-name="P1">A sample implementation is provided for two contouring algorithms: the classic <text:span text:style-name="T9">Marching Cubes</text:span> and the newer <text:span text:style-name="T9">Dual Contouring</text:span>.</text:p>
      <text:p text:style-name="P3"><text:a xlink:type="simple" xlink:href="http://www.oocities.org/tzukkers/isosurf/isosurf.zip"><text:span text:style-name="T3">Download the zip file containing this page and the sample implementation.</text:span></text:a></text:p>
      <text:p text:style-name="P3"><text:a xlink:type="simple" xlink:href="http://www.oocities.org/tzukkers/isosurf/isosurf-exe.zip"><text:span text:style-name="T3">Download a zip file containing pre-compiled binaries.</text:span></text:a></text:p>
      <text:h text:style-name="P16" text:outline-level="2">Implicit Surfaces</text:h>
      <text:p text:style-name="P3"><text:span text:style-name="T3">Implicit surfaces are volumes described by a field function </text:span><text:span text:style-name="Teletype"><text:span text:style-name="T3">d = f(x,y,z)</text:span></text:span><text:span text:style-name="T3"> where </text:span><text:span text:style-name="Teletype"><text:span text:style-name="T3">d</text:span></text:span><text:span text:style-name="T3"> can be throught of the density of the field at the point </text:span><text:span text:style-name="Teletype"><text:span text:style-name="T3">(x,y,z)</text:span></text:span><text:span text:style-name="T3">. This function typically evaluates to the distance of the point from the contour of the volume, giving a negative non-zero result for points inside the volume, a positive non-zero result for points outside the volume, and a zero result for points lying exactly on the contour of the volume.</text:span></text:p>
      <text:p text:style-name="P3"><text:span text:style-name="T3">Consider the field function for a sphere. It is </text:span><text:span text:style-name="Teletype"><text:span text:style-name="T3">f(x,y,z) = x</text:span></text:span><text:span text:style-name="Teletype"><text:span text:style-name="T5">2</text:span></text:span><text:span text:style-name="Teletype"><text:span text:style-name="T3"> + y</text:span></text:span><text:span text:style-name="Teletype"><text:span text:style-name="T5">2</text:span></text:span><text:span text:style-name="Teletype"><text:span text:style-name="T3"> + z</text:span></text:span><text:span text:style-name="Teletype"><text:span text:style-name="T5">2</text:span></text:span><text:span text:style-name="Teletype"><text:span text:style-name="T3"> - R</text:span></text:span><text:span text:style-name="Teletype"><text:span text:style-name="T5">2</text:span></text:span><text:span text:style-name="T3"> where </text:span><text:span text:style-name="Teletype"><text:span text:style-name="T3">R</text:span></text:span><text:span text:style-name="T3"> is the radius of the sphere. For a point lying exactly on the contour of the sphere--that is, at a distance of </text:span><text:span text:style-name="Teletype"><text:span text:style-name="T3">R</text:span></text:span><text:span text:style-name="Teletype"><text:span text:style-name="T5">2</text:span></text:span><text:span text:style-name="T3"> from its center--the function evaluates to zero. For a point lying outside the sphere, at a distance that is greater than </text:span><text:span text:style-name="Teletype"><text:span text:style-name="T3">R</text:span></text:span><text:span text:style-name="Teletype"><text:span text:style-name="T5">2</text:span></text:span><text:span text:style-name="T3">, the function evaluates to a positive result. And finally, for a point lying inside the sphere, the function evaluates to a negative result.</text:span></text:p>
      <text:p text:style-name="P1">This representation of volumes in three-dimensional space is very compact and precise. To explicitly describe the sphere from the example above would require specifying a list of points and polygons that make up an approximation of the contour of a sphere. An implicit representation also allows for precise CSG (<text:span text:style-name="T9">constructive solid geometry</text:span>) operations to occur in the domain of the function. To perform such an operation on an explicitly-represented contour would first require figuring out what the actual volume is.</text:p>
      <text:p text:style-name="P1">Explicitly-represented contours can be rendered much faster than implicit volumes, as the polygons are already known and can be easily drawn on the screen, often by sending them to a graphics card that is designed to render polygons. To render an <text:soft-page-break/>implicit surface this way, however, it is first required to compute the polygonal approximation of its contour.</text:p>
      <text:h text:style-name="P16" text:outline-level="2">Expressing Implicit Surfaces in the Sample Implementation</text:h>
      <text:p text:style-name="P1">The following sections will present two algorithms that approximate the contour of an implicit surface with polygons, and will go into details of my specific software implementation. This implementation (for both algorithms) is tied very closely to how an implicit surface is actually described to the software. Therefore it is important that I first describe the classes that define an implicit surface.</text:p>
      <text:p text:style-name="P3"><text:span text:style-name="T3">An implicit surface is defined by a derivated of the class </text:span><text:span text:style-name="Teletype"><text:span text:style-name="T3">Isosurface</text:span></text:span><text:span text:style-name="T3"> (in files </text:span><text:span text:style-name="Teletype"><text:span text:style-name="T3">threed/isosurface.*</text:span></text:span><text:span text:style-name="T3">). This class is the interface for implementing the field function </text:span><text:span text:style-name="Teletype"><text:span text:style-name="T3">d = f(x,y,z)</text:span></text:span><text:span text:style-name="T3"> discussed above, by providing a pure virtual function </text:span><text:span text:style-name="Teletype"><text:span text:style-name="T3">Isosurface::fDensity</text:span></text:span><text:span text:style-name="T3"> that computes the field function. To gain better performance, </text:span><text:span text:style-name="Teletype"><text:span text:style-name="T3">fDensity</text:span></text:span><text:span text:style-name="T3"> can compute any number of points, starting at a point specified by three parameters </text:span><text:span text:style-name="Teletype"><text:span text:style-name="T3">(x0,y0,z0)</text:span></text:span><text:span text:style-name="T3"> and progressing towards the +z axis by a delta specified by the parameter </text:span><text:span text:style-name="Teletype"><text:span text:style-name="T3">dz</text:span></text:span><text:span text:style-name="T3">.</text:span></text:p>
      <text:p text:style-name="P3"><text:span text:style-name="T3">As an example, an implementation of the field function of a sphere using </text:span><text:span text:style-name="Teletype"><text:span text:style-name="T3">Isosurface</text:span></text:span><text:span text:style-name="T3"> would look like this:</text:span></text:p>
      <text:p text:style-name="P10">class SphereIsosurface : public Isosurface</text:p>
      <text:p text:style-name="P10">{</text:p>
      <text:p text:style-name="P10">public:</text:p>
      <text:p text:style-name="P11"><text:s text:c="8"/><text:span text:style-name="T1">SphereIsosurface(float rad) : _radius(rad)</text:span></text:p>
      <text:p text:style-name="P11"><text:s text:c="8"/><text:span text:style-name="T1">{</text:span></text:p>
      <text:p text:style-name="P11"><text:s text:c="16"/><text:span text:style-name="T1">Vector center; <text:s/>// (0,0,0)</text:span></text:p>
      <text:p text:style-name="P11"><text:s text:c="16"/><text:span text:style-name="T1">Vector v1 = center - _radius;</text:span></text:p>
      <text:p text:style-name="P11"><text:s text:c="16"/><text:span text:style-name="T1">Vector v2 = center + _radius;</text:span></text:p>
      <text:p text:style-name="P11"><text:s text:c="16"/><text:span text:style-name="T1">Isosurface::addBoundingBox(BoundingBox(v1, v2));</text:span></text:p>
      <text:p text:style-name="P11"><text:s text:c="8"/><text:span text:style-name="T1">}</text:span></text:p>
      <text:p text:style-name="P12"/>
      <text:p text:style-name="P11"><text:s text:c="8"/><text:span text:style-name="T1">void SphereIsosurface::fDensity(</text:span></text:p>
      <text:p text:style-name="P11"><text:s text:c="16"/><text:span text:style-name="T1">float x0, float y0, float z0,</text:span></text:p>
      <text:p text:style-name="P11"><text:s text:c="16"/><text:span text:style-name="T1">float dz, int num_points, float *densities)</text:span></text:p>
      <text:p text:style-name="P11"><text:s text:c="8"/><text:span text:style-name="T1">{</text:span></text:p>
      <text:p text:style-name="P11"><text:s text:c="16"/><text:span text:style-name="T1">for (int i = 0; i &lt; num_points; ++i) {</text:span></text:p>
      <text:p text:style-name="P11"><text:s text:c="24"/><text:span text:style-name="T1">float sqr_dist = x0 * x0 + y0 * y0 + z0 * z0;</text:span></text:p>
      <text:p text:style-name="P11"><text:s text:c="24"/><text:span text:style-name="T1">float sqr_rad = _radius * _radius;</text:span></text:p>
      <text:p text:style-name="P11"><text:s text:c="24"/><text:span text:style-name="T1">float d = sqr_dist - sqr_rad;</text:span></text:p>
      <text:p text:style-name="P11"><text:s text:c="24"/><text:span text:style-name="T1">densities[i] = d;</text:span></text:p>
      <text:p text:style-name="P12"/>
      <text:p text:style-name="P11"><text:s text:c="24"/><text:span text:style-name="T1">z0 += dz;</text:span></text:p>
      <text:p text:style-name="P11"><text:s text:c="16"/><text:span text:style-name="T1">}</text:span></text:p>
      <text:p text:style-name="P11"><text:s text:c="8"/><text:span text:style-name="T1">}</text:span></text:p>
      <text:p text:style-name="P12"/>
      <text:p text:style-name="P10">protected:</text:p>
      <text:p text:style-name="P11"><text:soft-page-break/><text:s text:c="8"/><text:span text:style-name="T1">float _radius;</text:span></text:p>
      <text:p text:style-name="P14">};</text:p>
      <text:p text:style-name="P3"><text:span text:style-name="T3">Note how the constructor of </text:span><text:span text:style-name="Teletype"><text:span text:style-name="T3">SphereIsosurface</text:span></text:span><text:span text:style-name="T3"> computes an axis-aligned bounding box containing the sphere and reports it using</text:span><text:span text:style-name="Teletype"><text:span text:style-name="T3">Isosurface::addBoundingBox</text:span></text:span><text:span text:style-name="T3">. Generally speaking, it is not easy to figure out the bounding box just by looking at the field function. A few algorithms have been proposed that address this problem, but they are not perfect: for example, they may not work correctly when the field function describes volumes that are not connected. (But see </text:span><text:a xlink:type="simple" xlink:href="http://www.oocities.org/tzukkers/isosurf/isosurfaces.html#bib_07">[7]</text:a><text:span text:style-name="T3">, </text:span><text:a xlink:type="simple" xlink:href="http://www.oocities.org/tzukkers/isosurf/isosurfaces.html#bib_08">[8]</text:a><text:span text:style-name="T3"> for more information.) In many cases </text:span><text:span text:style-name="Teletype"><text:span text:style-name="T3">Isosurface</text:span></text:span><text:span text:style-name="T3"> is derived to implement solid primitives, such as a sphere, a box, or a torus, whose bouding box can be easily computed. Therefore I find it reasonable to expect the implementation of an </text:span><text:span text:style-name="Teletype"><text:span text:style-name="T3">Isosurface</text:span></text:span><text:span text:style-name="T3"> to report its own bounding box.</text:span></text:p>
      <text:p text:style-name="P3"><text:span text:style-name="T3">The implementation of </text:span><text:span text:style-name="Teletype"><text:span text:style-name="T3">Isosurface</text:span></text:span><text:span text:style-name="T3"> also permits transformation of the volume. The class </text:span><text:span text:style-name="Teletype"><text:span text:style-name="T3">Matrix</text:span></text:span><text:span text:style-name="T3"> (in files </text:span><text:span text:style-name="Teletype"><text:span text:style-name="T3">threed/matrix.*</text:span></text:span><text:span text:style-name="T3">) implements an 4x4 transformation matrix. Such a matrix can cause any combination of translation, rotation, scaling and shearing operations to occur on a point (or an object made up of a collection of points) in 3D space. The </text:span><text:span text:style-name="Teletype"><text:span text:style-name="T3">Matrix</text:span></text:span><text:span text:style-name="T3"> class is also compatible with the way OpenGL deals with matrices. The class </text:span><text:span text:style-name="Teletype"><text:span text:style-name="T3">Transform</text:span></text:span><text:span text:style-name="T3"> (in files </text:span><text:span text:style-name="Teletype"><text:span text:style-name="T3">threed/transform.*</text:span></text:span><text:span text:style-name="T3">), that inherits </text:span><text:span text:style-name="Teletype"><text:span text:style-name="T3">Matrix</text:span></text:span><text:span text:style-name="T3"> without adding any new data members, has a function </text:span><text:span text:style-name="Teletype"><text:span text:style-name="T3">Transform::glMultMatrix</text:span></text:span><text:span text:style-name="T3"> which is simply a wrapper around the OpenGL function</text:span><text:span text:style-name="Teletype"><text:span text:style-name="T3">glMultMatrixf</text:span></text:span><text:span text:style-name="T3">.</text:span></text:p>
      <text:p text:style-name="P3"><text:span text:style-name="T3">A transformation matrix can be applied to the implicit surface using </text:span><text:span text:style-name="Teletype"><text:span text:style-name="T3">Isosurface::setTransform()</text:span></text:span><text:span text:style-name="T3">. Now consider a sphere of radius 1, that has been translated on the x axis and is now centered at (‑5,0,0). Evaluating the field function for the point at (0,0,0) should return a result indicating the point is outside the volume. In this case </text:span><text:span text:style-name="Teletype"><text:span text:style-name="T3">SphereIsosurface::fDensity()</text:span></text:span><text:span text:style-name="T3"> as presented above will evaluate to an incorrect result, as it does not take the translation into account. But the definition can be easily revised to take any kind of transformation into account:</text:span></text:p>
      <text:p text:style-name="P11"><text:s text:c="8"/><text:span text:style-name="T1">void SphereIsosurface::fDensity(</text:span></text:p>
      <text:p text:style-name="P11"><text:s text:c="16"/><text:span text:style-name="T1">float x0, float y0, float z0,</text:span></text:p>
      <text:p text:style-name="P11"><text:s text:c="16"/><text:span text:style-name="T1">float dz, int num_points, float *densities)</text:span></text:p>
      <text:p text:style-name="P11"><text:s text:c="8"/><text:span text:style-name="T1">{</text:span></text:p>
      <text:p text:style-name="P11"><text:s text:c="16"/><text:span text:style-name="T1">for (int i = 0; i &lt; num_points; ++i) {</text:span></text:p>
      <text:p text:style-name="P11"><text:s text:c="24"/><text:span text:style-name="T2">float xt, yt, zt;</text:span></text:p>
      <text:p text:style-name="P11"><text:s text:c="24"/><text:span text:style-name="T2">inverted_matrix.transform(x0, y0, z0, &amp;xt, &amp;yt, &amp;zt);</text:span></text:p>
      <text:p text:style-name="P12"/>
      <text:p text:style-name="P11"><text:s text:c="24"/><text:span text:style-name="T1">float sqr_dist = xt * xt + yt * yt + zt * zt;</text:span></text:p>
      <text:p text:style-name="P11"><text:s text:c="24"/><text:span text:style-name="T1">float sqr_rad = _radius * _radius;</text:span></text:p>
      <text:p text:style-name="P11"><text:s text:c="24"/><text:span text:style-name="T1">float d = sqr_dist - sqr_rad;</text:span></text:p>
      <text:p text:style-name="P11"><text:s text:c="24"/><text:span text:style-name="T1">densities[i] = d;</text:span></text:p>
      <text:p text:style-name="P12"/>
      <text:p text:style-name="P11"><text:s text:c="24"/><text:span text:style-name="T1">z0 += dz;</text:span></text:p>
      <text:p text:style-name="P11"><text:s text:c="16"/><text:span text:style-name="T1">}</text:span></text:p>
      <text:p text:style-name="P15"><text:s text:c="8"/><text:span text:style-name="T1">}</text:span></text:p>
      <text:p text:style-name="P3"><text:soft-page-break/><text:span text:style-name="T3">The revised version first transforms the specified point given by </text:span><text:span text:style-name="Teletype"><text:span text:style-name="T3">(x0,y0,z0)</text:span></text:span><text:span text:style-name="T3"> by the inverted matrix of the transformation applied to the implicit surface. When no transformation has been applied, the transformation matrix is the identity matrix, and so is its inverse, in effect resulting in </text:span><text:span text:style-name="Teletype"><text:span text:style-name="T3">xt=x0, yt=y0, zt=z0</text:span></text:span><text:span text:style-name="T3">. But to revisit the last example where a sphere is translated by (‑5,0,0), the inverted matrix would translate the point by (+5,0,0), resulting in </text:span><text:span text:style-name="Teletype"><text:span text:style-name="T3">xt=(x0+5), yt=y0, zt=z0</text:span></text:span><text:span text:style-name="T3">. Thus evaluating the field function at (0,0,0) would correctly return a result indicating the point is outside the volume, while evaluating the point at (-5,0,0) would correctly return a result indicating the point is inside the volume.</text:span></text:p>
      <text:h text:style-name="P16" text:outline-level="2">Marching Cubes</text:h>
      <text:p text:style-name="P3"><text:span text:style-name="T3">The Marching Cubes algorithm, published in 1987 </text:span><text:a xlink:type="simple" xlink:href="http://www.oocities.org/tzukkers/isosurf/isosurfaces.html#bib_04">[4]</text:a><text:span text:style-name="T3">, laid the foundation for the extraction of a polygonal approximation of an implicit surface. This algorithm divides the 3D space containing the volume into a grid of cubes. Each cube is defined by the eight grid points that surround it, and the implicit function is evaluated for each of these eight grid points. If the sign of all eight results is the same, the cube is entirely inside or entirely outside, the volume. It is not interesecting the contour of the volume and therefore is not processed further. Cubes that experience a sign change across their eight grid points do interesect the contour in some way. Since there are two possible signs for each grid point (a negative sign for an interior point, and a positive sign for an exterior point), and eight grid points, there is a total of 2</text:span><text:span text:style-name="T5">8</text:span><text:span text:style-name="T3"> = 256 possible results for each cube. The Marching Cubes algorithm specifies how to generate polygons for each of the 256 cases.</text:span></text:p>
      <text:p text:style-name="P1">The following illustrations show a grid of size 5x5x3, and an outline of a single grid cube.</text:p>
      <text:p text:style-name="P4"><draw:frame draw:style-name="fr1" draw:name="Afbeeldingen1" text:anchor-type="as-char" svg:width="1.997cm" svg:height="0.998cm" draw:z-index="0"><draw:image xlink:href="http://www.oocities.org/tzukkers/isosurf/png/grid1.png" xlink:type="simple" xlink:show="embed" xlink:actuate="onLoad"/><svg:title>Picture of Grid</svg:title></draw:frame></text:p>
      <text:p text:style-name="P2"><draw:frame draw:style-name="fr1" draw:name="Afbeeldingen2" text:anchor-type="as-char" svg:width="1.997cm" svg:height="0.998cm" draw:z-index="1"><draw:image xlink:href="http://www.oocities.org/tzukkers/isosurf/png/grid2.png" xlink:type="simple" xlink:show="embed" xlink:actuate="onLoad"/><svg:title>Picture of Grid</svg:title></draw:frame></text:p>
      <text:p text:style-name="P3"><text:span text:style-name="T3">This is only an overview of Marching Cubes and far from a comprehensive description. See </text:span><text:a xlink:type="simple" xlink:href="http://www.oocities.org/tzukkers/isosurf/isosurfaces.html#bib_03">[3]</text:a><text:span text:style-name="T3"> for a much more in-depth discussion, including a sample implementation of the algorithm. My own implemention is described in the following section.</text:span></text:p>
      <text:h text:style-name="P16" text:outline-level="2">An Implementation of Marching Cubes</text:h>
      <text:p text:style-name="P3"><text:span text:style-name="T3">My implementation of the Marching Cubes algorithm is the class </text:span><text:span text:style-name="Teletype"><text:span text:style-name="T3">IsoMesher_MC</text:span></text:span><text:span text:style-name="T3"> (in files </text:span><text:span text:style-name="Teletype"><text:span text:style-name="T3">threed/isomesher_mc.*</text:span></text:span><text:span text:style-name="T3">). This class is instantiated to polygonize a specific volume--an instance of </text:span><text:span text:style-name="Teletype"><text:span text:style-name="T3">Isosurface</text:span></text:span><text:span text:style-name="T3"> which is specified in the constructor of </text:span><text:span text:style-name="Teletype"><text:span text:style-name="T3">IsoMesher_MC</text:span></text:span><text:span text:style-name="T3">.</text:span></text:p>
      <text:p text:style-name="P3"><text:span text:style-name="T3">The algorithm is implemented in function </text:span><text:span text:style-name="Teletype"><text:span text:style-name="T3">IsoMesher_MC::createMesh()</text:span></text:span><text:span text:style-name="T3">, where first an axis-aligned bounding box is computed. The bounding box is computed in the </text:span><text:span text:style-name="Teletype"><text:span text:style-name="T3">Isosurface</text:span></text:span><text:span text:style-name="T3"> itself by the function </text:span><text:span text:style-name="Teletype"><text:span text:style-name="T3">Isosurface::getBoundingBox()</text:span></text:span><text:span text:style-name="T3"> which takes into account any transformations applied on the implicit surface, and also computes the </text:span><text:soft-page-break/><text:span text:style-name="T3">inverted transformation matrix for use by </text:span><text:span text:style-name="Teletype"><text:span text:style-name="T3">Isosurface::fDensity()</text:span></text:span><text:span text:style-name="T3">. Once the bounding box is known, the number of cubes it contains in each of the three axes x, y and z is computed by a simple division by the size of the cube:</text:span></text:p>
      <text:p text:style-name="P11"><text:s text:c="8"/><text:span text:style-name="T1">xsize = ( boundingBox.vmax().x() - boundingBox.vmin().x() ) / cubeSize.x();</text:span></text:p>
      <text:p text:style-name="P11"><text:s text:c="8"/><text:span text:style-name="T1">ysize = ( boundingBox.vmax().y() - boundingBox.vmin().y() ) / cubeSize.y();</text:span></text:p>
      <text:p text:style-name="P15"><text:s text:c="8"/><text:span text:style-name="T1">zsize = ( boundingBox.vmax().z() - boundingBox.vmin().z() ) / cubeSize.z();</text:span></text:p>
      <text:p text:style-name="P3"><text:span text:style-name="Teletype"><text:span text:style-name="T3">IsoMesher_MC::createMesh()</text:span></text:span><text:span text:style-name="T3"> examines the grid in rows. A row is a slice of grid points (not voxels) all having the same y coordinate, and is made up of two two-dimensional arrays: </text:span><text:span text:style-name="Teletype"><text:span text:style-name="T3">points[xsize][zsize]</text:span></text:span><text:span text:style-name="T3"> which holds the (x,y,z) location of the grid point, and </text:span><text:span text:style-name="Teletype"><text:span text:style-name="T3">densities[xsize][zsize]</text:span></text:span><text:span text:style-name="T3"> which holds the result of invoking </text:span><text:span text:style-name="Teletype"><text:span text:style-name="T3">Isosurface::fDensity()</text:span></text:span><text:span text:style-name="T3"> on each of the points. Two rows of grid points describe a single row of grid cubes, as each cube is bound by eight grid points.</text:span></text:p>
      <text:p text:style-name="P3"><text:span text:style-name="T3">Computing a row (as performed by </text:span><text:span text:style-name="Teletype"><text:span text:style-name="T3">IsoMesher_MC::computeRow()</text:span></text:span><text:span text:style-name="T3">) means initializing the </text:span><text:span text:style-name="Teletype"><text:span text:style-name="T3">points[][]</text:span></text:span><text:span text:style-name="T3"> array and evaluating the field function for each point. To accomplish this, </text:span><text:span text:style-name="Teletype"><text:span text:style-name="T3">computeRow()</text:span></text:span><text:span text:style-name="T3"> has to know the bottom left near coordinate of the row: this is essentially the minimum coordinate of the bounding box, incremented along the y axis as the algorithm progresses throughout the rows.</text:span></text:p>
      <text:p text:style-name="P10">void IsoMesher_MC::computeRow(const Vector &amp;vRow) {</text:p>
      <text:p text:style-name="P11"><text:s text:c="8"/><text:span text:style-name="T1">float x0 = vRow.x(); <text:s text:c="3"/>// get the bottom left near</text:span></text:p>
      <text:p text:style-name="P11"><text:s text:c="8"/><text:span text:style-name="T1">float y0 = vRow.y(); <text:s text:c="3"/>// <text:s text:c="3"/>coordinate for the</text:span></text:p>
      <text:p text:style-name="P11"><text:s text:c="8"/><text:span text:style-name="T1">float z0 = vRow.z(); <text:s text:c="3"/>// <text:s text:c="3"/>current row of points</text:span></text:p>
      <text:p text:style-name="P11"><text:s text:c="8"/><text:span text:style-name="T1">float dx = cubeSize.x();</text:span></text:p>
      <text:p text:style-name="P11"><text:s text:c="8"/><text:span text:style-name="T1">float dz = cubeSize.z();</text:span></text:p>
      <text:p text:style-name="P12"/>
      <text:p text:style-name="P11"><text:s text:c="8"/><text:span text:style-name="T1">for (x = 0; x &lt; xsize; ++x) {</text:span></text:p>
      <text:p text:style-name="P12"/>
      <text:p text:style-name="P11"><text:s text:c="16"/><text:span text:style-name="T1">// initialize the points structure</text:span></text:p>
      <text:p text:style-name="P11"><text:s text:c="16"/><text:span text:style-name="T1">for (z = 0; z &lt; zsize; ++z)</text:span></text:p>
      <text:p text:style-name="P11"><text:s text:c="24"/><text:span text:style-name="T1">points[x][z] = Vector(x0 + x * dx, <text:s text:c="2"/>y0, <text:s text:c="2"/>z0 + z * dz);</text:span></text:p>
      <text:p text:style-name="P12"/>
      <text:p text:style-name="P11"><text:s text:c="16"/><text:span text:style-name="T1">// evaluate the points (x,y0,zmin) through (x,y0,zmax)</text:span></text:p>
      <text:p text:style-name="P11"><text:s text:c="16"/><text:span text:style-name="T1">isosurface-&gt;fDensity(x0 + x * dx, y0, z0, dz, zsize, densities[x]);</text:span></text:p>
      <text:p text:style-name="P11"><text:s text:c="8"/><text:span text:style-name="T1">}</text:span></text:p>
      <text:p text:style-name="P14">}</text:p>
      <text:p text:style-name="P3"><text:span text:style-name="T3">The function </text:span><text:span text:style-name="Teletype"><text:span text:style-name="T3">createMesh()</text:span></text:span><text:span text:style-name="T3"> uses </text:span><text:span text:style-name="Teletype"><text:span text:style-name="T3">computeRow()</text:span></text:span><text:span text:style-name="T3"> to compute the first grid row at the bottom of the grid, then starts a loop to process each of the subsequent rows from the next-to-bottom row towards the topmost row. For each such subsequent row, it invokes </text:span><text:span text:style-name="Teletype"><text:span text:style-name="T3">computeRow()</text:span></text:span><text:span text:style-name="T3"> to compute it, then calls</text:span><text:span text:style-name="Teletype"><text:span text:style-name="T3">IsoMesher_MC::marchCubes()</text:span></text:span><text:span text:style-name="T3"> to examine the row of grid cubes bound by the two adjacent rows of grid points.</text:span></text:p>
      <text:p text:style-name="P3"><text:soft-page-break/><text:span text:style-name="Teletype"><text:span text:style-name="T3">IsoMesher_MC::marchCubes()</text:span></text:span><text:span text:style-name="T3"> processes each cube in an x-major, z-minor order. That is, it marches over the x axis of the grid from left to right, and for each x coordinate it marches over the z axis from near to far. Each cube is processed separately: no information that came to be known by processing one cube is needed for processing any other cube. This means than an implementation of the Marching Cubes algorithm can be easily parallelized for multiprocessor environments.</text:span></text:p>
      <text:p text:style-name="P1">For each cube, the results of the evaluation of the field function for the eight grid points at the corners of the cube are examined. An 8-bit mask is initialized to zero, and each corner is associated with a specific bit position. If the result of the field function for a corner is negative, that is, if the grid point is inside the volume, then the associated bit in the mask is set to 1. This mask describes the relationship of the grid cube with the contour of the implicit surface. The mask is all zeros (0x00) or all ones (0xFF) if the cube is entirely outside or entirely inside the volume, respectively. Any other mask value indicates that some of the corners are inside the volume while others are outside it, and this means the cube intersects the contour in some way and polygons need to be generated.</text:p>
      <text:p text:style-name="P3"><text:span text:style-name="T3">A cube made of eight corners has 12-edges, any of which can interest the contour. A special table, the </text:span><text:span text:style-name="T4">edge table</text:span><text:span text:style-name="T3">, which has 256 entries and is indexed by the bitmask, indicates, using a 12-bit mask, exactly which edges interesect the contour. As each corner was associated with a bit position in the 8-bit mask, so each edge is associated with a bit position in the 12-bit mask. Therefore the bit positions associated with each corner and each edge must be consistent with the values in the edge table. My implementation uses an order similar (but not identical) to the one in </text:span><text:a xlink:type="simple" xlink:href="http://www.oocities.org/tzukkers/isosurf/isosurfaces.html#bib_03">[3]</text:a><text:span text:style-name="T3">.</text:span></text:p>
      <table:table table:name="Tabel1" table:style-name="Tabel1">
        <table:table-column table:style-name="Tabel1.A"/>
        <table:table-column table:style-name="Tabel1.B"/>
        <table:table-row>
          <table:table-cell table:style-name="Tabel1.A1" office:value-type="string">
            <text:p text:style-name="Preformatted_20_Text">x,y,z denote the bottom left near</text:p>
            <text:p text:style-name="Preformatted_20_Text">corner of the cube being processed.</text:p>
            <text:p text:style-name="Preformatted_20_Text"/>
            <text:p text:style-name="Preformatted_20_Text">corner 0 is at (x, <text:s text:c="2"/>y, <text:s text:c="2"/>z <text:s/>)</text:p>
            <text:p text:style-name="Preformatted_20_Text">corner 1 is at (x+1, y, <text:s text:c="2"/>z <text:s/>)</text:p>
            <text:p text:style-name="Preformatted_20_Text">corner 2 is at (x+1, y+1, z <text:s/>)</text:p>
            <text:p text:style-name="Preformatted_20_Text">corner 3 is at (x, <text:s text:c="2"/>y+1, z <text:s/>)</text:p>
            <text:p text:style-name="Preformatted_20_Text">corner 4 is at (x, <text:s text:c="2"/>y, <text:s text:c="2"/>z+1)</text:p>
            <text:p text:style-name="Preformatted_20_Text">corner 5 is at (x+1 <text:s/>y, <text:s text:c="2"/>z+1)</text:p>
            <text:p text:style-name="Preformatted_20_Text">corner 6 is at (x+1, y+1, z+1)</text:p>
            <text:p text:style-name="Preformatted_20_Text">corner 7 is at (x, <text:s text:c="2"/>y+1, z+1)</text:p>
            <text:p text:style-name="Preformatted_20_Text"/>
            <text:p text:style-name="Preformatted_20_Text">edge 0 <text:s/>is between corners 0 and 1</text:p>
            <text:p text:style-name="Preformatted_20_Text">edge 1 <text:s/>is between corners 1 and 2</text:p>
            <text:p text:style-name="Preformatted_20_Text">edge 2 <text:s/>is between corners 2 and 3</text:p>
            <text:p text:style-name="Preformatted_20_Text">edge 3 <text:s/>is between corners 3 and 0</text:p>
            <text:p text:style-name="Preformatted_20_Text">edge 4 <text:s/>is between corners 4 and 5</text:p>
            <text:p text:style-name="Preformatted_20_Text">edge 5 <text:s/>is between corners 5 and 6</text:p>
            <text:p text:style-name="Preformatted_20_Text">edge 6 <text:s/>is between corners 6 and 7</text:p>
            <text:p text:style-name="Preformatted_20_Text">edge 7 <text:s/>is between corners 7 and 4</text:p>
            <text:p text:style-name="Preformatted_20_Text">edge 8 <text:s/>is between corners 0 and 4</text:p>
            <text:p text:style-name="Preformatted_20_Text">edge 9 <text:s/>is between corners 1 and 5</text:p>
            <text:p text:style-name="Preformatted_20_Text">edge 10 is between corners 2 and 6</text:p>
            <text:p text:style-name="P13">edge 11 is between corners 3 and 7</text:p>
          </table:table-cell>
          <table:table-cell table:style-name="Tabel1.A1" office:value-type="string">
            <text:p text:style-name="Table_20_Contents"><draw:frame draw:style-name="fr1" draw:name="Afbeeldingen3" text:anchor-type="as-char" svg:width="10.583cm" svg:height="9.26cm" draw:z-index="9"><draw:image xlink:href="http://www.oocities.org/tzukkers/isosurf/png/cube1.png" xlink:type="simple" xlink:show="embed" xlink:actuate="onLoad"/></draw:frame></text:p>
          </table:table-cell>
        </table:table-row>
      </table:table>
      <text:p text:style-name="P3"><text:span text:style-name="T3">The edge table indicates which edges intersect the contour, but the exact intersection point can lie anywhere on that edge. For instance, if edge table indicates an intersection along edge 2, the exact intersection point lies somewhere on the </text:span><text:soft-page-break/><text:span text:style-name="T3">horizontal line segment that has corners 2 and 3 as its endpoints. There are numerous ways to determine the exact intersection point. The most simplistic approach is to linearly interpolate the position using the results of the field function. (Again, see</text:span><text:a xlink:type="simple" xlink:href="http://www.oocities.org/tzukkers/isosurf/isosurfaces.html#bib_03">[3]</text:a><text:span text:style-name="T3">.) While very easy to implement, linear interpolation assumes the field function is continuous. While this may be true for a sphere, it is hardly the general case. Consider the field function for a box:</text:span></text:p>
      <text:p text:style-name="P14">f(x,y,z) = max(x<text:span text:style-name="T10">2</text:span> - Rx<text:span text:style-name="T10">2</text:span>, <text:s/>max(y<text:span text:style-name="T10">2</text:span> - Ry<text:span text:style-name="T10">2</text:span>, z<text:span text:style-name="T10">2</text:span> - Rz<text:span text:style-name="T10">2</text:span>))</text:p>
      <text:p text:style-name="P3"><text:span text:style-name="T3">Iterative evaluation of this function for points that are nearby each other generally returns a smooth progression of values, except at the corners of the box where the use of </text:span><text:span text:style-name="Teletype"><text:span text:style-name="T3">max</text:span></text:span><text:span text:style-name="T3"> causes an abrupt switch from one axis to another. Another case is a volume that is the result of CSG operations on other volumes, which means it is composed of any number of independant field functions. In these cases, employing linearly interpolation to compute the exact intersection point will yield incorrect results.</text:span></text:p>
      <text:p text:style-name="P3"><text:span text:style-name="T3">A far better choice for finding the exact intersection point is the midpoint (sometimes called bisection) algorithm for root solving. </text:span><text:a xlink:type="simple" xlink:href="http://www.oocities.org/tzukkers/isosurf/isosurfaces.html#bib_09">[9]</text:a><text:span text:style-name="T3"> According to the midpoint algorithm, the field function is evaluated for the middle point between the two endpoints, and the result is examined. If the result is zero, the exact intersection point was found. Otherwise, the midpoint replaces the endpoint for which the evaluation of the field function has the same sign, and the algorithm re-iterates. In this way the midpoint algorithm iteratively halves the line segment until it finds the line segment whose middle point intersects the contour.</text:span></text:p>
      <text:p text:style-name="P3"><text:span text:style-name="T3">Another choice is the false position algorithm for root solving </text:span><text:a xlink:type="simple" xlink:href="http://www.oocities.org/tzukkers/isosurf/isosurfaces.html#bib_09">[9]</text:a><text:span text:style-name="T3">. It is a combination of both linear interpolation and the midpoint algorithm. Unlike simple linear interpolation, false position finds the exact intersection point even if the field function is not continuous. In terms of performance--the number of iterations made before finding the intersection point--it is no worse than the midpoint algorithm, and usually better. Thus it makes sense to use it as the algorithm of choice for finding the exact intersection point.</text:span></text:p>
      <text:p text:style-name="P3"><text:span text:style-name="T3">Both midpoint and false position algorithms are implemented by class </text:span><text:span text:style-name="Teletype"><text:span text:style-name="T3">IsoMesher</text:span></text:span><text:span text:style-name="T3"> (in files </text:span><text:span text:style-name="Teletype"><text:span text:style-name="T3">threed/isomesher.*</text:span></text:span><text:span text:style-name="T3">) in the functions</text:span><text:span text:style-name="Teletype"><text:span text:style-name="T3">IsoMesher::intersect_xaxis()</text:span></text:span><text:span text:style-name="T3">, </text:span><text:span text:style-name="Teletype"><text:span text:style-name="T3">IsoMesher::intersect_yaxis()</text:span></text:span><text:span text:style-name="T3"> and </text:span><text:span text:style-name="Teletype"><text:span text:style-name="T3">IsoMesher::intersect_zaxis()</text:span></text:span><text:span text:style-name="T3">. The </text:span><text:span text:style-name="Teletype"><text:span text:style-name="T3">_xaxis</text:span></text:span><text:span text:style-name="T3"> version should be used for finding the intersection point on edges 0, 2, 4 and 6 that have fixed y,z coordinates. The </text:span><text:span text:style-name="Teletype"><text:span text:style-name="T3">_yaxis</text:span></text:span><text:span text:style-name="T3"> version should be used on edges 1, 3, 5, 7 that have fixed x,z coordinates. And the </text:span><text:span text:style-name="Teletype"><text:span text:style-name="T3">_zaxis</text:span></text:span><text:span text:style-name="T3"> version should be used on edges 8, 9, 10, 11 that have fixed x,y coordinates. The implementation is of the midpoint algorithm if the preprocessor symbol </text:span><text:span text:style-name="Teletype"><text:span text:style-name="T3">BISECTION</text:span></text:span><text:span text:style-name="T3"> is defined, or of the false position algorithm if the symbol </text:span><text:span text:style-name="Teletype"><text:span text:style-name="T3">FALSE_POSITION</text:span></text:span><text:span text:style-name="T3"> is defined.</text:span></text:p>
      <text:p text:style-name="P3"><text:span text:style-name="T3">An different approach to finding exact intersection points is presented in the Extending Marching Cubes algorithm </text:span><text:a xlink:type="simple" xlink:href="http://www.oocities.org/tzukkers/isosurf/isosurfaces.html#bib_12">[12]</text:a><text:span text:style-name="T3">. EMC modifies the field function to return not one but three values, where each value measures the distance of the point from the contour of the implicit surface on a distinct axis. It employs linear interpolation to compute the x coordinate of the exact intersection point using only the x component </text:span><text:soft-page-break/><text:span text:style-name="T3">of the result of the field function. Similarly it computes the y coordinate using only the y component, and the z coordinate using only the z component.</text:span></text:p>
      <text:p text:style-name="P1">Once the intersection points are known, they can be connected to form polygons that approximate the contour. The <text:span text:style-name="T9">triangle table</text:span>, which also has 256 entries and is indexed by the 8-bit mask similarly to how the edge table is indexed, specifies which intersection points to connect, and in what order, so that triangles may be formed.</text:p>
      <text:p text:style-name="P3"><text:span text:style-name="T3">Finding exact intersections points and connecting them to form triangles is accomplished by the function </text:span><text:span text:style-name="Teletype"><text:span text:style-name="T3">IsoMesher_MC::generateFaces()</text:span></text:span><text:span text:style-name="T3">, which is invoked by </text:span><text:span text:style-name="Teletype"><text:span text:style-name="T3">IsoMesher_MC::marchCubes()</text:span></text:span><text:span text:style-name="T3"> for each cube that was found to intersect the contour in some way. By the time all cubes have been marched through, a complete polygonal approximation of the contour has been generated, and the process is complete.</text:span></text:p>
      <text:p text:style-name="P3"><text:span text:style-name="T3">The example program </text:span><text:span text:style-name="Teletype"><text:span text:style-name="T3">demo1</text:span></text:span><text:span text:style-name="T3"> (in directory </text:span><text:span text:style-name="Teletype"><text:span text:style-name="T3">demos/</text:span></text:span><text:span text:style-name="T3">) shows how to derive the </text:span><text:span text:style-name="Teletype"><text:span text:style-name="T3">Isosurface</text:span></text:span><text:span text:style-name="T3"> class to define implicit surfaces for a sphere and a box, and how to create a polygonal approximation of an implicit surface using </text:span><text:span text:style-name="Teletype"><text:span text:style-name="T3">IsoMesher_MC</text:span></text:span><text:span text:style-name="T3">. This is a screenshot of </text:span><text:span text:style-name="Teletype"><text:span text:style-name="T3">demo1</text:span></text:span><text:span text:style-name="T3"> taken just after invoking it.</text:span></text:p>
      <text:p text:style-name="P2"><draw:frame draw:style-name="fr1" draw:name="Afbeeldingen4" text:anchor-type="as-char" svg:width="8.573cm" svg:height="6.482cm" draw:z-index="2"><draw:image xlink:href="http://www.oocities.org/tzukkers/isosurf/png/demo1.png" xlink:type="simple" xlink:show="embed" xlink:actuate="onLoad"/><svg:title>The First Demo</svg:title></draw:frame></text:p>
      <text:p text:style-name="P1">When the demo is running, the keyboard and mouse may used to examine the objects in the scene. The gray cursor keys move the viewer around, as well as the gray plus and minus keys. The numeric pad keys 4 and 6 rotate the viewer around the y axis. Clicking the mouse on the object selects it for manipulation. The selected object may rotated using the keys a,d,w,x,q,e, and may be scaled larger or smaller using the keys 1 and 2.</text:p>
      <text:h text:style-name="P16" text:outline-level="2">No Sharp Features</text:h>
      <text:p text:style-name="P5"><text:span text:style-name="T3">The screenshot of </text:span><text:span text:style-name="Teletype"><text:span text:style-name="T3">demo1</text:span></text:span><text:span text:style-name="T3"> shows that Marching Cubes approximates the red sphere object reasonably well, but produces poor approximations for the two orange box objects. The large box on the right misses its corners and edges. The smaller box has been rotated and its approximation experiences far worse distortion. It is easy to understand why this happens with a 2D simplification of how Marching Cubes work.</text:span></text:p>
      <text:p text:style-name="P4"><draw:frame draw:style-name="fr1" draw:name="Afbeeldingen5" text:anchor-type="as-char" svg:width="1.997cm" svg:height="0.998cm" draw:z-index="3"><draw:image xlink:href="http://www.oocities.org/tzukkers/isosurf/png/nocorners.png" xlink:type="simple" xlink:show="embed" xlink:actuate="onLoad"/><svg:title>Missing Corners</svg:title></draw:frame></text:p>
      <text:p text:style-name="P1"><text:soft-page-break/>The bottom part of the illustration shows two cases of a grid cube that intersects the contour the same way. Both cases produce the same 2D line (this would be a triangle in the 3D version of Marching Cubes). In the case of a sphere approximated by triangles this, is a good result. In the case of a box, the corner is entirely missed.</text:p>
      <text:p text:style-name="P3"><text:span text:style-name="T3">Another problem of Marching Cubes--and generally of any implicit surface approximation method that uses a uniform sampling resolution--is that details finer than the resolution of the grid are missed. For instance, consider a box with a small hole carved in it. The polygonal approximation will not exhibit this hole if the hole falls entirely within one grid cube. Approximation errors of this sort may typically be corrected by increasing the resolution of the sampling grid, at the cost of generating far more triangles. This cost can be lowered by using an adaptively-refined grid (or an octree, dividing 3D space into a number of grids of varying resolution) in place of a uniform grid. Some work in this area is presented in </text:span><text:a xlink:type="simple" xlink:href="http://www.oocities.org/tzukkers/isosurf/isosurfaces.html#bib_05">[5]</text:a><text:span text:style-name="T3">, </text:span><text:a xlink:type="simple" xlink:href="http://www.oocities.org/tzukkers/isosurf/isosurfaces.html#bib_06">[6]</text:a><text:span text:style-name="T3">, </text:span><text:a xlink:type="simple" xlink:href="http://www.oocities.org/tzukkers/isosurf/isosurfaces.html#bib_10">[10]</text:a><text:span text:style-name="T3">, </text:span><text:a xlink:type="simple" xlink:href="http://www.oocities.org/tzukkers/isosurf/isosurfaces.html#bib_11">[11]</text:a><text:span text:style-name="T3">.</text:span></text:p>
      <text:p text:style-name="P3"><text:span text:style-name="T3">But as noted in </text:span><text:a xlink:type="simple" xlink:href="http://www.oocities.org/tzukkers/isosurf/isosurfaces.html#bib_12">[12]</text:a><text:span text:style-name="T3">, refining the sampling resolution (wheather uniformly or adaptively) cannot solve the problem of missing sharp features: "In principle, we could reduce the approximation error of the surface S* extracted from the discretizied field f* by excessively refining the grid cells in the vicinity of the feature. However, the normals of the extracted surface S* will never converge to the normals of S."</text:span></text:p>
      <text:p text:style-name="P3"><text:span text:style-name="T3">The Extended Marching Cubes algorithm presented in </text:span><text:a xlink:type="simple" xlink:href="http://www.oocities.org/tzukkers/isosurf/isosurfaces.html#bib_12">[12]</text:a><text:span text:style-name="T3"> attempts to solve two problems of the classic algorithm. The first is that of computing exact intersection points using linear interpolation, as described in the previous section. The second is that of approximating sharp edges and corners, by examining not only the exact intersection points, but also the normal vector at each point, and using the combination of both to estimate the location of the sharp corner or edge.</text:span></text:p>
      <text:p text:style-name="P3"><text:span text:style-name="T3">The normal vector is a vector perpendicular to some </text:span><text:a xlink:type="simple" xlink:href="http://mathworld.wolfram.com/Plane.html">plane</text:a><text:span text:style-name="T3">. In the context of an implicit surface, the normal vector of some point (x,y,z) in the volume can be approximated as the gradient of the field function in each of the three axes x, y, z.</text:span></text:p>
      <text:p text:style-name="P11"><text:s text:c="8"/><text:span text:style-name="T1">nx = f(x + E, y, <text:s text:c="4"/>z) <text:s text:c="4"/>- f(x, y, z)</text:span></text:p>
      <text:p text:style-name="P11"><text:s text:c="8"/><text:span text:style-name="T1">ny = f(x, <text:s text:c="4"/>y + E, z) <text:s text:c="4"/>- f(x, y, z)</text:span></text:p>
      <text:p text:style-name="P15"><text:s text:c="8"/><text:span text:style-name="T1">nz = f(x, <text:s text:c="4"/>y, <text:s text:c="4"/>z + E) - f(x, y, z)</text:span></text:p>
      <text:p text:style-name="P1">where E is some small epsilon (eg, 0.001). A plane is defined by a point on the plane and the normal to that point:</text:p>
      <text:p text:style-name="P15"><text:s text:c="8"/><text:span text:style-name="T1">n . p = 0</text:span></text:p>
      <text:p text:style-name="P3"><text:span text:style-name="T3">(The dot </text:span><text:span text:style-name="Teletype"><text:span text:style-name="T3">.</text:span></text:span><text:span text:style-name="T3"> stands for </text:span><text:a xlink:type="simple" xlink:href="http://mathworld.wolfram.com/DotProduct.html">dot product</text:a><text:span text:style-name="T3">.)</text:span></text:p>
      <text:p text:style-name="P3"><text:span text:style-name="T3">Consider the case of a grid cube containing the corner point of an implicit box surface. There are three intersection points of the grid cube with the contour. The classic Marching Cubes algorithm connects these points to form the triangle approximating the corner. When the normal vector for each point is known, three planes can be computed. These three planes together form the corner point, and indeed the </text:span><text:a xlink:type="simple" xlink:href="http://mathworld.wolfram.com/Plane-PlaneIntersection.html">intersection of three planes is a point</text:a><text:span text:style-name="T3">.</text:span></text:p>
      <text:p text:style-name="P1"><text:soft-page-break/>Given three points P1, P2, P3 and their respective normal vectors N1, N2, N3, solving the following system of linear equations finds the intersection point x.</text:p>
      <text:p text:style-name="P11"><text:s text:c="8"/><text:span text:style-name="T1">N1 . (x - P1) = 0</text:span></text:p>
      <text:p text:style-name="P11"><text:s text:c="8"/><text:span text:style-name="T1">N2 . (x - P2) = 0</text:span></text:p>
      <text:p text:style-name="P15"><text:s text:c="8"/><text:span text:style-name="T1">N3 . (x - P3) = 0</text:span></text:p>
      <text:p text:style-name="P3"><text:span text:style-name="T3">This system can be easily solved in matrix form as </text:span><text:span text:style-name="Teletype"><text:span text:style-name="T3">Ax = B</text:span></text:span><text:span text:style-name="T3">:</text:span></text:p>
      <text:p text:style-name="P11"><text:s text:c="8"/><text:span text:style-name="T1">[ P1 P1 P1 ] <text:s text:c="7"/>[ N1 . P1 ]</text:span></text:p>
      <text:p text:style-name="P11"><text:s text:c="8"/><text:span text:style-name="T1">[ P2 P2 P2 ] <text:s text:c="7"/>[ N2 . P2 ]</text:span></text:p>
      <text:p text:style-name="P11"><text:s text:c="8"/><text:span text:style-name="T1">[ P3 P3 P3 ] <text:s text:c="7"/>[ N3 . P3 ]</text:span></text:p>
      <text:p text:style-name="P15"><text:s text:c="10"/><text:span text:style-name="T1">matrix A <text:s text:c="11"/>vector B</text:span></text:p>
      <text:p text:style-name="P1">Now instead of a corner, consider the case of a sharp edge of an implicit box surface. In this case the grid cube will intersect the contour at four points, but these define only two planes. These are the two planes that are on either side of the sharp edge. The intersection of two planes is a line, not a point. In this case the linear system is underdetermined and cannot be solved.</text:p>
      <text:p text:style-name="P1">To get around this problem, EMC approximates an exact intersection point using the quadric error function</text:p>
      <text:p text:style-name="P15"><text:s text:c="8"/><text:span text:style-name="T1">E[x] = x - Ni . Pi</text:span></text:p>
      <text:p text:style-name="P3"><text:span text:style-name="T3">This is the least squares solution to the problem. Put simply, the solution of the quadric error function </text:span><text:span text:style-name="Teletype"><text:span text:style-name="T3">E[x]</text:span></text:span><text:span text:style-name="T3"> is the point that is at the same distance from all planes involved. The QEF is best solved using the </text:span><text:a xlink:type="simple" xlink:href="http://mathworld.wolfram.com/SingularValueDecomposition.html">singular value decomposition</text:a><text:span text:style-name="T3"> (also </text:span><text:a xlink:type="simple" xlink:href="http://www.oocities.org/tzukkers/isosurf/isosurfaces.html#bib_13">[13]</text:a><text:span text:style-name="T3">) of the matrix A from above into the matrices U, D and V, and solving</text:span></text:p>
      <text:p text:style-name="P14">U D V^T x = b</text:p>
      <text:h text:style-name="P16" text:outline-level="2">Using Normals and QEFs in the Sample Implementation</text:h>
      <text:p text:style-name="P3"><text:span text:style-name="T3">The class </text:span><text:span text:style-name="Teletype"><text:span text:style-name="T3">Isosurface</text:span></text:span><text:span text:style-name="T3"> has a pure virtual function </text:span><text:span text:style-name="Teletype"><text:span text:style-name="T3">Isosurface::fNormal()</text:span></text:span><text:span text:style-name="T3"> that is invoked by a polygonizer to compute the normal vector at some point (x,y,z). An implementation for </text:span><text:span text:style-name="Teletype"><text:span text:style-name="T3">SphereIsosurface</text:span></text:span><text:span text:style-name="T3"> would look like this.</text:span></text:p>
      <text:p text:style-name="P10">void SphereIsosurface::fNormal(</text:p>
      <text:p text:style-name="P11"><text:s text:c="8"/><text:span text:style-name="T1">float x0, float y0, float z0,</text:span></text:p>
      <text:p text:style-name="P11"><text:s text:c="8"/><text:span text:style-name="T1">float *nx, float *ny, float *nz)</text:span></text:p>
      <text:p text:style-name="P10">{</text:p>
      <text:p text:style-name="P11"><text:s text:c="8"/><text:span text:style-name="T1">float xt, yt, zt;</text:span></text:p>
      <text:p text:style-name="P11"><text:s text:c="8"/><text:span text:style-name="T1">inverted_matrix.transform(x0, y0, z0, &amp;xt, &amp;yt, &amp;zt);</text:span></text:p>
      <text:p text:style-name="P12"/>
      <text:p text:style-name="P11"><text:s text:c="8"/><text:span text:style-name="T1">float sqr_dist = xt * xt + yt * yt + zt * zt;</text:span></text:p>
      <text:p text:style-name="P11"><text:s text:c="8"/><text:span text:style-name="T1">float sqr_rad = _radius * _radius;</text:span></text:p>
      <text:p text:style-name="P11"><text:s text:c="8"/><text:span text:style-name="T1">float d = sqr_dist - sqr_rad;</text:span></text:p>
      <text:p text:style-name="P12"/>
      <text:p text:style-name="P11"><text:soft-page-break/><text:s text:c="8"/><text:span text:style-name="T1">sqr_dist = (xt + 0.001f) * (xt + 0.001f) + yt * yt + zt * zt;</text:span></text:p>
      <text:p text:style-name="P11"><text:s text:c="8"/><text:span text:style-name="T1">float nx1 = sqr_dist - sqr_rad;</text:span></text:p>
      <text:p text:style-name="P12"/>
      <text:p text:style-name="P11"><text:s text:c="8"/><text:span text:style-name="T1">sqr_dist = xt * xt + (yt + 0.001f) * (yt + 0.001f) + zt * zt;</text:span></text:p>
      <text:p text:style-name="P11"><text:s text:c="8"/><text:span text:style-name="T1">float ny1 = sqr_dist - sqr_rad;</text:span></text:p>
      <text:p text:style-name="P12"/>
      <text:p text:style-name="P11"><text:s text:c="8"/><text:span text:style-name="T1">sqr_dist = xt * xt + yt * yt + (zt + 0.001f) * (zt + 0.001f);</text:span></text:p>
      <text:p text:style-name="P11"><text:s text:c="8"/><text:span text:style-name="T1">float nz1 = sqr_dist - sqr_rad;</text:span></text:p>
      <text:p text:style-name="P12"/>
      <text:p text:style-name="P11"><text:s text:c="8"/><text:span text:style-name="T1">inverted_matrix.transformNormal(nx1, ny1, nz1, nx, ny, nz);</text:span></text:p>
      <text:p text:style-name="P12"/>
      <text:p text:style-name="P11"><text:s text:c="8"/><text:span text:style-name="T1">normalize_vector(nx, ny, nz);</text:span></text:p>
      <text:p text:style-name="P14">}</text:p>
      <text:p text:style-name="P3"><text:span text:style-name="T3">Conceptually, the computation of a normal vector involves evaluating the field function four times. Therefore the polygonizer can compute the normal vector without invoking </text:span><text:span text:style-name="Teletype"><text:span text:style-name="T3">Isosurface::fNormal()</text:span></text:span><text:span text:style-name="T3">, by directly using </text:span><text:span text:style-name="Teletype"><text:span text:style-name="T3">Isosurface::fDensity()</text:span></text:span><text:span text:style-name="T3">. However note that the gradient is computed after applying the inverted transformation to the point (x0,y0,z0). To get the same result, the polygonizer would have to apply some transformation to the epsilon value 0.001f. Thus it makes more sense, and is also better in terms of performance, to compute the normal in the class derived from </text:span><text:span text:style-name="Teletype"><text:span text:style-name="T3">Isosurface</text:span></text:span><text:span text:style-name="T3">.</text:span></text:p>
      <text:p text:style-name="P3"><text:span text:style-name="T3">To compute the quadric error function, the polygonizer populates a matrix and a vector similar to the way for solving a linear system of equations as </text:span><text:span text:style-name="Teletype"><text:span text:style-name="T3">Ax = B</text:span></text:span><text:span text:style-name="T3">. It then invokes the static member function </text:span><text:span text:style-name="Teletype"><text:span text:style-name="T3">QEF::evaluate()</text:span></text:span><text:span text:style-name="T3"> to solve the system using singular value decomposition.</text:span></text:p>
      <text:p text:style-name="P10">double matrix_A[12][3];</text:p>
      <text:p text:style-name="P10">double vector_B[12];</text:p>
      <text:p text:style-name="P10">int rows = 0;</text:p>
      <text:p text:style-name="P12"/>
      <text:p text:style-name="P10">for each intersection point {</text:p>
      <text:p text:style-name="P11"><text:s text:c="8"/><text:span text:style-name="T1">// px,py,pz <text:s/>is the intersection point</text:span></text:p>
      <text:p text:style-name="P11"><text:s text:c="8"/><text:span text:style-name="T1">// nx,ny,nz <text:s/>is the normal vector at that point</text:span></text:p>
      <text:p text:style-name="P12"/>
      <text:p text:style-name="P11"><text:s text:c="8"/><text:span text:style-name="T1">matrix_A[rows][0] = nx;</text:span></text:p>
      <text:p text:style-name="P11"><text:s text:c="8"/><text:span text:style-name="T1">matrix_A[rows][1] = ny;</text:span></text:p>
      <text:p text:style-name="P11"><text:s text:c="8"/><text:span text:style-name="T1">matrix_A[rows][2] = nz;</text:span></text:p>
      <text:p text:style-name="P12"/>
      <text:p text:style-name="P11"><text:s text:c="8"/><text:span text:style-name="T1">// compute dot product</text:span></text:p>
      <text:p text:style-name="P11"><text:s text:c="8"/><text:span text:style-name="T1">vector_B[rows] = (double)(px * nx + py * ny + pz * nz);</text:span></text:p>
      <text:p text:style-name="P12"/>
      <text:p text:style-name="P11"><text:s text:c="8"/><text:span text:style-name="T1">++rows;</text:span></text:p>
      <text:p text:style-name="P10">}</text:p>
      <text:p text:style-name="P12"/>
      <text:p text:style-name="P10">// solve Ax=B using singular value decomposition</text:p>
      <text:p text:style-name="P12"/>
      <text:p text:style-name="P10">Vector newPoint;</text:p>
      <text:p text:style-name="P14"><text:soft-page-break/>QEF::evaluate(matrix_A, vector_B, rows, &amp;newPoint);</text:p>
      <text:p text:style-name="P3"><text:span text:style-name="T3">The class </text:span><text:span text:style-name="Teletype"><text:span text:style-name="T3">QEF</text:span></text:span><text:span text:style-name="T3"> (in files </text:span><text:span text:style-name="Teletype"><text:span text:style-name="T3">threed/qef.*</text:span></text:span><text:span text:style-name="T3">) implements the entire process needed to solve a QEF as a black box usable through </text:span><text:span text:style-name="Teletype"><text:span text:style-name="T3">QEF::evalute()</text:span></text:span><text:span text:style-name="T3">. The source is documented by there is no practical need to describe the mathematics involved. (The curious reader may refer to </text:span><text:a xlink:type="simple" xlink:href="http://www.oocities.org/tzukkers/isosurf/isosurfaces.html#bib_13">[13]</text:a><text:span text:style-name="T3"> for detailed information.)</text:span></text:p>
      <text:h text:style-name="P16" text:outline-level="2">Dual Contouring</text:h>
      <text:p text:style-name="P1">The novelty of Extended Marching Cubes is in the employing of QEFs to pin-point sharp features. However, EMC has two drawbacks. First, it needs to compute the angle between the normal vectors of the exact intersection points, to decide if a sharp feature exists. This can be easily computed as the dot product of two vectors is equal to the the cosine of the angle between them. If this angle is smaller than some threshold, say 90 degrees, than a sharp feature exists. EMC further needs to differentiate edges from corners in order to correctly solves a QEF. (The reason for this being that in the case of an edge, the system of linear equations is underdetermined, as described above.)</text:p>
      <text:p text:style-name="P3"><text:span text:style-name="T3">The second drawback has to do with how EMC actually approximates the contour in grid cubes that contain sharp features. The EMC solves the QEF to find point </text:span><text:span text:style-name="Teletype"><text:span text:style-name="T3">P</text:span></text:span><text:span text:style-name="T3">. It then creates a triangle fan connecting each pair of exact intersection points to the point </text:span><text:span text:style-name="Teletype"><text:span text:style-name="T3">P</text:span></text:span><text:span text:style-name="T3">. This works well for corners, but for sharp edges the point </text:span><text:span text:style-name="Teletype"><text:span text:style-name="T3">P</text:span></text:span><text:span text:style-name="T3"> is roughly the midpoint of the segment of the edge within the grid cube. (See the illustration below.) The result of this is what appears to be a series of small pyramids along the sharp edges. Therefore EMC requires an additional step of edge flipping, to complete the approximation of the sharp feature.</text:span></text:p>
      <text:p text:style-name="P2"><draw:frame draw:style-name="fr1" draw:name="Afbeeldingen6" text:anchor-type="as-char" svg:width="1.997cm" svg:height="0.998cm" draw:z-index="4"><draw:image xlink:href="http://www.oocities.org/tzukkers/isosurf/png/emc-box.png" xlink:type="simple" xlink:show="embed" xlink:actuate="onLoad"/><svg:title>Extended Marching Cubes</svg:title></draw:frame></text:p>
      <text:p text:style-name="P3"><text:span text:style-name="T3">The Dual Contouring algorithm presented in </text:span><text:a xlink:type="simple" xlink:href="http://www.oocities.org/tzukkers/isosurf/isosurfaces.html#bib_14">[14]</text:a><text:span text:style-name="T3">, </text:span><text:a xlink:type="simple" xlink:href="http://www.oocities.org/tzukkers/isosurf/isosurfaces.html#bib_15">[15]</text:a><text:span text:style-name="T3"> takes a different approach to using the QEF. It solves the QEF for every grid cube that intersects the contour of the implicit surface, wheather that cube conains sharp features or not. That new point </text:span><text:span text:style-name="Teletype"><text:span text:style-name="T3">P</text:span></text:span><text:span text:style-name="T3"> is assocated with the grid cubes. It approximates the contour by quadrilaterals connecting the </text:span><text:span text:style-name="Teletype"><text:span text:style-name="T3">P</text:span></text:span><text:span text:style-name="T3"> points of four adjacent grid cubes sharing the grid cube edge where an intersection with the contour occurs.</text:span></text:p>
      <text:p text:style-name="P2"><draw:frame draw:style-name="fr1" draw:name="Afbeeldingen7" text:anchor-type="as-char" svg:width="1.997cm" svg:height="0.998cm" draw:z-index="5"><draw:image xlink:href="http://www.oocities.org/tzukkers/isosurf/png/dc-grid.png" xlink:type="simple" xlink:show="embed" xlink:actuate="onLoad"/><svg:title>Dual Contouring</svg:title></draw:frame></text:p>
      <text:p text:style-name="P1">The grid is examined in a bottom-to-top, left-to-right, near-to-far sweeping motion. Therefore for each grid cube, only edges 5, 6, and 10 need to be examined to decide which four adjacent grid cubes participate in the generation of the quad polygon. (The number of edges is the same as with Marching Cubes.) If the reason for only these three edges being important is not immediately clear, the following example should clarify the issue.</text:p>
      <text:p text:style-name="P1">If the bottom, left, near grid cube, call it cube A at position (x,y,z), intersects the contour, it can only intersect it on edges 5, 6, or 10. All other edges would definately <text:soft-page-break/>be on the outside of the implicit surface. If the intersetion is on edge 6, then the three other grid cubes sharing the edge are: <text:line-break/>- cube B, immediately to the far side of cube A, at position (x,y,z+1) <text:line-break/>- cube C, immediately to the above of cube A, at position (x,y+1,z) <text:line-break/>- cube D, immediately to the above and far side of cube A, at position (x,y+1,z+1) <text:line-break/>A quad is generated connecting the new points of each of the four adjacent cubes A, B, C, D.</text:p>
      <text:p text:style-name="P1">As the algorithm sweeps near-to-far along the grid, the next grid cube to be processed is cube B. It intersects the contour at least on its edge 2, since the grid cube to its near side (that is, cube A) intersects the contour on its edge 6. Cube A's edge 6 is the same as cube B's edge 2. But the quad connecting these two (and two other) grid cubes has already been generated during the processing of cube A.</text:p>
      <text:p text:style-name="P1">This logic works the same way if cube A was interesecting the contour on edges 5 or 10. Therefore for any grid cube, examining any edge other than 5, 6, or 10, means re-doing work that was already done for a previous grid cube.</text:p>
      <text:h text:style-name="P16" text:outline-level="2">An Implementation of Dual Contouring</text:h>
      <text:p text:style-name="P3"><text:span text:style-name="T3">My implementation of the Dual Contouring algorithm is the class </text:span><text:span text:style-name="Teletype"><text:span text:style-name="T3">IsoMesher_DC</text:span></text:span><text:span text:style-name="T3"> (in files </text:span><text:span text:style-name="Teletype"><text:span text:style-name="T3">threed/isomesher_dc.*</text:span></text:span><text:span text:style-name="T3">). As the Dual Contouring algorithm is based on Marching Cubes and borrows some of its logic, so the class </text:span><text:span text:style-name="Teletype"><text:span text:style-name="T3">IsoMesher_DC</text:span></text:span><text:span text:style-name="T3"> works similarly to class </text:span><text:span text:style-name="Teletype"><text:span text:style-name="T3">IsoMesher_MC</text:span></text:span><text:span text:style-name="T3"> described above.</text:span></text:p>
      <text:p text:style-name="P3"><text:span text:style-name="T3">The first difference between the two polygonizers is that </text:span><text:span text:style-name="Teletype"><text:span text:style-name="T3">IsoMesher_DC</text:span></text:span><text:span text:style-name="T3"> works with three rows of grid points instead of only two as in </text:span><text:span text:style-name="Teletype"><text:span text:style-name="T3">IsoMesher_MC</text:span></text:span><text:span text:style-name="T3">. This is due to the fact that Dual Contouring connects four adjacent grid cubes into one quad, and if the intersection is on edges 6 or 10, two of the cubes will be from the row of grid cubes (not grid points) immediately above the row of grid cubes being processed.</text:span></text:p>
      <text:p text:style-name="P3"><text:span text:style-name="Teletype"><text:span text:style-name="T3">IsoMesher_DC</text:span></text:span><text:span text:style-name="T3"> also has a notion of a cube structure, where </text:span><text:span text:style-name="Teletype"><text:span text:style-name="T3">IsoMesher_MC</text:span></text:span><text:span text:style-name="T3"> only knows about rows of grid points. For a row of </text:span><text:span text:style-name="Teletype"><text:span text:style-name="T3">xsize</text:span></text:span><text:span text:style-name="T3"> by </text:span><text:span text:style-name="Teletype"><text:span text:style-name="T3">zsize</text:span></text:span><text:span text:style-name="T3"> points, there are </text:span><text:span text:style-name="Teletype"><text:span text:style-name="T3">(xsize - 1)</text:span></text:span><text:span text:style-name="T3"> by </text:span><text:span text:style-name="Teletype"><text:span text:style-name="T3">(zsize - 1)</text:span></text:span><text:span text:style-name="T3"> cubes. Each cube structure keeps its 8-bit mask (same 8-bit mask as in Marching Cubes) and the coordinates computed for its new point.</text:span></text:p>
      <text:p text:style-name="P3"><text:span text:style-name="T3">The process of evaluating the field function (in </text:span><text:span text:style-name="Teletype"><text:span text:style-name="T3">IsoMesher_DC::computePoints()</text:span></text:span><text:span text:style-name="T3">) is identical to that in </text:span><text:span text:style-name="Teletype"><text:span text:style-name="T3">IsoMesher_MC</text:span></text:span><text:span text:style-name="T3">. </text:span><text:span text:style-name="Teletype"><text:span text:style-name="T3">IsoMesher_DC::computeCubes()</text:span></text:span><text:span text:style-name="T3">is similar to </text:span><text:span text:style-name="Teletype"><text:span text:style-name="T3">IsoMesher_MC::marchCubes()</text:span></text:span><text:span text:style-name="T3"> in that is examines the grid cube to see if it intersects the contour, but unlike the Marching Cubes version, it does not generate any polygons. Instead, it calls </text:span><text:span text:style-name="Teletype"><text:span text:style-name="T3">IsoMesher_DC::generateVertex()</text:span></text:span><text:span text:style-name="T3"> to compute the new point, and stores it along with the 8-bit mask in the cube structure.</text:span></text:p>
      <text:p text:style-name="P3"><text:span text:style-name="T3">The process of computing the new point in </text:span><text:span text:style-name="Teletype"><text:span text:style-name="T3">IsoMesher_DC::generateVertex()</text:span></text:span><text:span text:style-name="T3"> is simply computing the exact intersection points as was done in Marching Cubes, and storing these points along with their normals in the matrix A and vector B described above for use with the QEF solver. It then invokes</text:span><text:span text:style-name="Teletype"><text:span text:style-name="T3">QEF::evaluate()</text:span></text:span><text:span text:style-name="T3"> to compute the new point. One thing to note is that it computes the </text:span><text:span text:style-name="T4">mass point</text:span><text:span text:style-name="T3">, the average point of all intersection points. The point stored in the vector is really the intersection point </text:span><text:soft-page-break/><text:span text:style-name="T3">minus the mass point. And the mass point is added back into the result of the QEF to produce the new point that is stored in the cube structure. The use of the mass point is needed to guarantee that the computed point will lie within the grid cube even when the system of linear equations is underdetermined.</text:span></text:p>
      <text:p text:style-name="P3"><text:span text:style-name="T3">Once three rows of grid points and two rows of grid cubes have been computed, the next step is to generate quads, accomplished by</text:span><text:span text:style-name="Teletype"><text:span text:style-name="T3">IsoMesher_DC::generateQuads()</text:span></text:span><text:span text:style-name="T3">. This function examines </text:span><text:span text:style-name="Teletype"><text:span text:style-name="T3">(xsize - 2)</text:span></text:span><text:span text:style-name="T3"> by </text:span><text:span text:style-name="Teletype"><text:span text:style-name="T3">(zsize - 2)</text:span></text:span><text:span text:style-name="T3"> grid cubes of the row of grid cubes. Note that there is no need to examine the very last grid cube because it does not have any neighboring cubes that share its edges 5, 6 or 10. </text:span><text:span text:style-name="Teletype"><text:span text:style-name="T3">IsoMesher_DC::generateQuads()</text:span></text:span><text:span text:style-name="T3">examines edges 5, 6, and 10 for each cube to see which three adjacent grid cubes to use for the generation of the quad.</text:span></text:p>
      <text:p text:style-name="P1">Edges 5, 6 and 10 are used to pick the three adjacent grid cubes, but this is not enough to tell the ordering of vertices in the quad. The ordering of vertices is reversed in these three cases: <text:line-break/>- for edge 5, if corner 5 is inside the volume (as opposed to corner 6 being inside) <text:line-break/>- for edge 6, if corner 7 is inside the volume (as opposed to corner 6 being inside) <text:line-break/>- for edge 10, if corner 6 is inside the volume (as oppposed to corner 2 being inside)</text:p>
      <text:p text:style-name="P1">This is only important when the graphics subsystem performs <text:span text:style-name="T9">backface culling</text:span> and skips the drawing of polygons that are not facing the viewer. In this case examining the corners guarantees a closed polygonal approximation of the implicit surface.</text:p>
      <text:p text:style-name="P3"><text:span text:style-name="T3">The example program </text:span><text:span text:style-name="Teletype"><text:span text:style-name="T3">demo2</text:span></text:span><text:span text:style-name="T3"> (in directory </text:span><text:span text:style-name="Teletype"><text:span text:style-name="T3">demos/</text:span></text:span><text:span text:style-name="T3">) renders the same image as </text:span><text:span text:style-name="Teletype"><text:span text:style-name="T3">demo1</text:span></text:span><text:span text:style-name="T3"> using </text:span><text:span text:style-name="Teletype"><text:span text:style-name="T3">IsoMesher_DC</text:span></text:span><text:span text:style-name="T3">. This is a screenshot of </text:span><text:span text:style-name="Teletype"><text:span text:style-name="T3">demo2</text:span></text:span><text:span text:style-name="T3"> taken just after invoking it, showing how well Dual Contouring performs for curved surfaces as well as those having sharp features.</text:span></text:p>
      <text:p text:style-name="P2"><draw:frame draw:style-name="fr1" draw:name="Afbeeldingen8" text:anchor-type="as-char" svg:width="1.997cm" svg:height="0.998cm" draw:z-index="6"><draw:image xlink:href="http://www.oocities.org/tzukkers/isosurf/png/demo2.png" xlink:type="simple" xlink:show="embed" xlink:actuate="onLoad"/><svg:title>The Second Demo</svg:title></draw:frame></text:p>
      <text:h text:style-name="P16" text:outline-level="2">Constructive Solid Geometry</text:h>
      <text:p text:style-name="P1">As mentioned previously, constructive solid geometry can be applied to implicit surfaces in the domain of the field function. The mesher that can generate a polygonal approximation of a volume need not care what surface the field function describes. It can be composed of conceptually a single object such as a sphere, or a multiple objects combined in any way.</text:p>
      <text:p text:style-name="P1">In CSG there are generally three ways to combine solid object. The <text:span text:style-name="T9">union</text:span> operation adds or merges any number of solid objects. The <text:span text:style-name="T9">intersection</text:span> operation keeps only those parts of the objects that are overlapping. The <text:span text:style-name="T9">difference</text:span> operation subtracts from the first object the union of all other objects.</text:p>
      <text:p text:style-name="P3"><text:span text:style-name="T3">The class </text:span><text:span text:style-name="Teletype"><text:span text:style-name="T3">CsgIsosurface</text:span></text:span><text:span text:style-name="T3"> (in files </text:span><text:span text:style-name="Teletype"><text:span text:style-name="T3">threed/csgisosurface.*</text:span></text:span><text:span text:style-name="T3">) derives </text:span><text:span text:style-name="Teletype"><text:span text:style-name="T3">Isosurface</text:span></text:span><text:span text:style-name="T3"> to implement CSG operations. An instance of CsgIsosurface performs a single CSG operation on its children. The specific operation is set with a call to </text:span><text:span text:style-name="Teletype"><text:span text:style-name="T3">CsgIsosurface::setCsgMode()</text:span></text:span><text:span text:style-name="T3"> with a parameter of </text:span><text:span text:style-name="Teletype"><text:span text:style-name="T3">CSG_UNION</text:span></text:span><text:span text:style-name="T3">,</text:span><text:span text:style-name="Teletype"><text:span text:style-name="T3">CSG_INTERSECTION</text:span></text:span><text:span text:style-name="T3">, or </text:span><text:span text:style-name="Teletype"><text:span text:style-name="T3">CSG_DIFFERENCE</text:span></text:span><text:span text:style-name="T3">. Children are </text:span><text:soft-page-break/><text:span text:style-name="T3">added one at a time using </text:span><text:span text:style-name="Teletype"><text:span text:style-name="T3">CsgIsosurface::addChild()</text:span></text:span><text:span text:style-name="T3">. The children are any derivative of</text:span><text:span text:style-name="Teletype"><text:span text:style-name="T3">Isosurface</text:span></text:span><text:span text:style-name="T3"> such as the </text:span><text:span text:style-name="Teletype"><text:span text:style-name="T3">SphereIsosurface</text:span></text:span><text:span text:style-name="T3"> or </text:span><text:span text:style-name="Teletype"><text:span text:style-name="T3">BoxIsosurface</text:span></text:span><text:span text:style-name="T3"> or even another instance of </text:span><text:span text:style-name="Teletype"><text:span text:style-name="T3">CsgIsosurface</text:span></text:span><text:span text:style-name="T3">.</text:span></text:p>
      <text:p text:style-name="P3"><text:span text:style-name="Teletype"><text:span text:style-name="T3">CsgIsosurface::fDensity()</text:span></text:span><text:span text:style-name="T3"> invokes </text:span><text:span text:style-name="Teletype"><text:span text:style-name="T3">Isosurface::fDensity()</text:span></text:span><text:span text:style-name="T3"> on each of the children of the </text:span><text:span text:style-name="Teletype"><text:span text:style-name="T3">CsgIsosurface</text:span></text:span><text:span text:style-name="T3">. But it has to return only one value from this set of values. (Actually it has to store that value in the </text:span><text:span text:style-name="Teletype"><text:span text:style-name="T3">densities</text:span></text:span><text:span text:style-name="T3"> parameter.) For a union operation, if a point is inside at least one implicit surface, it considered inside the combined volume. Therefore the minimal value from set of values is selected. For an intersection operation, all points must be inside, so the maximal value is selected. For a difference operation, which is basically an intersection of the first object with the inverse of all other objects, all but the first value in the set are negated, and the maximal value of this new set is selected.</text:span></text:p>
      <text:p text:style-name="P3"><text:span text:style-name="T3">The example program </text:span><text:span text:style-name="Teletype"><text:span text:style-name="T3">demo3</text:span></text:span><text:span text:style-name="T3"> (in directory </text:span><text:span text:style-name="Teletype"><text:span text:style-name="T3">demos/</text:span></text:span><text:span text:style-name="T3">) renders a sphere subtracted from a box using </text:span><text:span text:style-name="Teletype"><text:span text:style-name="T3">IsoMesher_DC</text:span></text:span><text:span text:style-name="T3">. This is a screenshot of </text:span><text:span text:style-name="Teletype"><text:span text:style-name="T3">demo3</text:span></text:span><text:span text:style-name="T3"> taken just after invoking it.</text:span></text:p>
      <text:p text:style-name="P2"><draw:frame draw:style-name="fr1" draw:name="Afbeeldingen9" text:anchor-type="as-char" svg:width="8.573cm" svg:height="6.482cm" draw:z-index="7"><draw:image xlink:href="http://www.oocities.org/tzukkers/isosurf/png/demo3.png" xlink:type="simple" xlink:show="embed" xlink:actuate="onLoad"/><svg:title>The Third Demo</svg:title></draw:frame></text:p>
      <text:p text:style-name="P1">Notice how the different materials merge at the edges of where the CSG operation occurs. The polygonizer does not take materials into consideration, and this can lead to generation of polygons where the color drastically changes between vertices. To separate different colors (or materials) into distinct colors, it is necessary for the polygonizer to treat material changes in the implicit surface the same way as it does the change between inside and outside.</text:p>
      <text:h text:style-name="P16" text:outline-level="2">Compiling the Samples</text:h>
      <text:p text:style-name="P3"><text:span text:style-name="T3">There are sources in two directories, </text:span><text:span text:style-name="Teletype"><text:span text:style-name="T3">threed</text:span></text:span><text:span text:style-name="T3"> and </text:span><text:span text:style-name="Teletype"><text:span text:style-name="T3">demos</text:span></text:span><text:span text:style-name="T3">. You need to compile the stuff in </text:span><text:span text:style-name="Teletype"><text:span text:style-name="T3">threed</text:span></text:span><text:span text:style-name="T3"> first. Compile each directory separately by changing into it and typing </text:span><text:span text:style-name="Teletype"><text:span text:style-name="T3">make</text:span></text:span><text:span text:style-name="T3">.</text:span></text:p>
      <text:p text:style-name="P3"><text:span text:style-name="T3">To compile and run the samples, you need to have </text:span><text:a xlink:type="simple" xlink:href="http://www.cygwin.com/">cygwin</text:a><text:span text:style-name="T3"> installed. Make sure your installation of cygwin contains the OpenGL headers and libraries. You additionally need the </text:span><text:a xlink:type="simple" xlink:href="http://www.libsdl.org/">SDL library</text:a><text:span text:style-name="T3">.</text:span></text:p>
      <text:h text:style-name="P16" text:outline-level="2"><text:soft-page-break/>Legal Stuff</text:h>
      <text:p text:style-name="P1">This article and the sample programs are Copyright (C) 2003-2004 by Ronen Tzur.</text:p>
      <text:p text:style-name="P1">You may not reprint this article in any form, electronic or otherwise, without expressed consent from the author.</text:p>
      <text:p text:style-name="P3"><text:span text:style-name="T3">The source code of the sample implementation--that is, all files in the </text:span><text:span text:style-name="Teletype"><text:span text:style-name="T3">threed</text:span></text:span><text:span text:style-name="T3"> and </text:span><text:span text:style-name="Teletype"><text:span text:style-name="T3">demos</text:span></text:span><text:span text:style-name="T3"> directories contained in the zip archive--is hereby put in the public domain. Do with it what you will.</text:span></text:p>
      <text:p text:style-name="P1">THE AUTHOR MAKES NO REPRESENTATION ABOUT THE SUITABILITY OF THIS SOURCE CODE FOR ANY PURPOSE. IT IS PROVIDED "AS IS" WITHOUT EXPRESS OR IMPLIED WARRANTY OF ANY KIND. THE AUTHOR DISCLAIMS ALL WARRANTIES WITH REGARD TO THIS SOURCE CODE, INCLUDING ALL IMPLIED WARRANTIES OF MERCHANTABILITY AND FITNESS FOR A PARTICULAR PURPOSE. IN NO EVENT SHALL THE AUTHOR BE LIABLE FOR ANY SPECIAL, INDIRECT, INCIDENTAL, OR CONSEQUENTIAL DAMAGES, OR ANY DAMAGES WHATSOEVER RESULTING FROM LOSS OF USE, DATA OR PROFITS, WHETHER IN AN ACTION OF CONTRACT, NEGLIGENCE OR OTHER TORTIOUS ACTION, ARISING OUT OF OR IN CONNECTION WITH THE USE OR PERFORMANCE OF THIS SOURCE CODE.</text:p>
      <text:p text:style-name="P1">Have a nice day.</text:p>
      <text:h text:style-name="P16" text:outline-level="2"><text:bookmark text:name="#bib"/>References</text:h>
      <text:p text:style-name="P1"><text:bookmark text:name="#bib1"/><text:bookmark text:name="#bib_01"/>[1] Bloomenthal J. et al, <text:span text:style-name="T9">Introduction to Implicit Surfaces</text:span>, Morgan-Kaufmann Publishers, 1997</text:p>
      <text:p text:style-name="P3"><text:bookmark text:name="#bib_011"/><text:bookmark text:name="#bib_02"/><text:span text:style-name="T3">[2] Bloomenthal J., </text:span><text:a xlink:type="simple" xlink:href="http://citeseer.nj.nec.com/bloomenthal88polygonization.html"><text:span text:style-name="T4">Polygonization of Implicit Surfaces</text:span></text:a><text:span text:style-name="T3">, Computer Aided Geometric Design 5, pp 341-356, 1988</text:span></text:p>
      <text:p text:style-name="P3"><text:bookmark text:name="#bib_03"/><text:span text:style-name="T3">[3] Burke P., </text:span><text:a xlink:type="simple" xlink:href="http://astronomy.swin.edu.au/~pbourke/modelling/polygonise/"><text:span text:style-name="T4">Polygonising a scalar field</text:span></text:a><text:a xlink:type="simple" xlink:href="http://astronomy.swin.edu.au/~pbourke/modelling/polygonise/"><text:span text:style-name="T3"> (http://astronomy.swin.edu.au/~pbourke/modelling/polygonise/)</text:span></text:a><text:span text:style-name="T3">, May 1997</text:span></text:p>
      <text:p text:style-name="P1"><text:bookmark text:name="#bib_04"/>[4] Lorensen W. and Cline H., <text:span text:style-name="T9">Marching Cubes: a high resolution 3D surface construction algorithm</text:span>, Computer Graphics (SIGGRAPH 87 Proceedings), pp 163-169, 1987</text:p>
      <text:p text:style-name="P1"><text:bookmark text:name="#bib_041"/><text:bookmark text:name="#bib_05"/>[5] Hall, M. and Warren, J., <text:span text:style-name="T9">Adaptive Polygonalization of Implicitly Defined Surfaces</text:span>, IEEE Computer Graphics and Applications, pp 33-42, 1990</text:p>
      <text:p text:style-name="P3"><text:bookmark text:name="#bib_051"/><text:bookmark text:name="#bib_06"/><text:span text:style-name="T3">[6] Cignoni, P. et al, </text:span><text:a xlink:type="simple" xlink:href="http://citeseer.nj.nec.com/cignoni00reconstruction.html"><text:span text:style-name="T4">Reconstruction of Topologically Correct and Adaptive Trilinear Isosurfaces</text:span></text:a><text:span text:style-name="T3">, Computer &amp; Graphics, Vol 24 no 3, pp 399-418, 2000</text:span></text:p>
      <text:p text:style-name="P3"><text:bookmark text:name="#bib_07"/><text:span text:style-name="T3">[7] Witkin A. and Heckbert, P., </text:span><text:a xlink:type="simple" xlink:href="http://citeseer.nj.nec.com/witkin94using.html"><text:span text:style-name="T4">Using Particles to Sample and Control Implicit Surfaces</text:span></text:a><text:span text:style-name="T3">, Computer Graphics (SIGGRAPH 94 Proceedings), pp 269-278, July 1994</text:span></text:p>
      <text:p text:style-name="P3"><text:bookmark text:name="#bib_08"/><text:span text:style-name="T3">[8] Akkouche S. and Galin E., </text:span><text:a xlink:type="simple" xlink:href="http://liris.cnrs.fr/~egalin/Web/Articles/index.html"><text:span text:style-name="T4">Adaptive Implicit Surface Polygonization Using Marching Triangles</text:span></text:a><text:span text:style-name="T3">, Computer Graphics Forum, Vol 20 no 2, pp 67-80, June 2001.</text:span></text:p>
      <text:p text:style-name="P3"><text:bookmark text:name="#bib_09"/><text:soft-page-break/><text:span text:style-name="T3">[9] Pitman, B. </text:span><text:a xlink:type="simple" xlink:href="http://www.math.buffalo.edu/~pitman/courses/mth437/na/na.html"><text:span text:style-name="T4">Introduction to Numerical Analysis</text:span></text:a><text:a xlink:type="simple" xlink:href="http://www.math.buffalo.edu/~pitman/courses/mth437/na/na.html"><text:span text:style-name="T3"> (http://www.math.buffalo.edu/~pitman/courses/mth437/na/na.html)</text:span></text:a></text:p>
      <text:p text:style-name="P3"><text:bookmark text:name="#bib_10"/><text:span text:style-name="T3">[10] Velho, L. </text:span><text:a xlink:type="simple" xlink:href="http://citeseer.nj.nec.com/velho96simple.html"><text:span text:style-name="T4">Simple and Efficient Polygonization of Implicit Surfaces</text:span></text:a><text:span text:style-name="T3">, Journal of Graphics Tools, Vol 1 no 2, pp 5-24, February 1996</text:span></text:p>
      <text:p text:style-name="P3"><text:bookmark text:name="#bib_11"/><text:span text:style-name="T3">[11] Livnat, Y. et al, </text:span><text:a xlink:type="simple" xlink:href="http://citeseer.nj.nec.com/livnat96near.html"><text:span text:style-name="T4">A Near Optimal Isosurface Extraction Algorithm Using The Span Space</text:span></text:a><text:span text:style-name="T3">, IEEE Transactions on Visualization and Computer Graphics, 1996</text:span></text:p>
      <text:p text:style-name="P3"><text:bookmark text:name="#bib_12"/><text:span text:style-name="T3">[12] Kobbelt, L. et al, </text:span><text:a xlink:type="simple" xlink:href="http://citeseer.nj.nec.com/454093.html"><text:span text:style-name="T4">Feature Sensitive Surface Extraction from Volume Data</text:span></text:a><text:span text:style-name="T3">, SIGGRAPH 2001, Computer Graphics Proceedings, Annual Conference Series, pp 57-66, 2001</text:span></text:p>
      <text:p text:style-name="P1"><text:bookmark text:name="#bib_13"/>[13] Golub, G. and Van Loan, C., <text:span text:style-name="T9">Matrix Computations, 3rd ed.</text:span>, Baltimore, MD: Johns Hopkins University Press, pp. 70-71 and 73, 1996</text:p>
      <text:p text:style-name="P3"><text:bookmark text:name="#bib_131"/><text:bookmark text:name="#bib_14"/><text:span text:style-name="T3">[14] Ju, T. et al, </text:span><text:a xlink:type="simple" xlink:href="http://citeseer.nj.nec.com/536626.html"><text:span text:style-name="T4">Dual Contouring of Hermite Data</text:span></text:a><text:span text:style-name="T3">, ACM Transactions on Computer Graphics (SIGGRAPH 2002 Proceedings), pp 339-346, 2002</text:span></text:p>
      <text:p text:style-name="P3"><text:bookmark text:name="#bib_155"/><text:span text:style-name="T3">[15] Schaefer S. and Warren J. </text:span><text:a xlink:type="simple" xlink:href="http://citeseer.nj.nec.com/569936.html"><text:span text:style-name="T4">Dual Contouring: The Secret Sauce</text:span></text:a></text:p>
      <text:p text:style-name="P6"><draw:frame draw:style-name="fr1" draw:name="Afbeeldingen10" text:anchor-type="as-char" svg:width="0.041cm" svg:height="0.041cm" draw:z-index="8"><draw:image xlink:href="http://geo.yahoo.com/serv?s=76001067&amp;t=1256118510&amp;f=us-w2" xlink:type="simple" xlink:show="embed" xlink:actuate="onLoad"/><svg:title>1</svg:title></draw:frame></text:p>
      <text:p text:style-name="P7"><text:span text:style-name="T6">This Page is an outdated, user-generated website brought to you by an archive</text:span><text:span text:style-name="T7">.It was mirrored from Geocities at the end of October, 2009.<text:line-break/>For any questions about this page contact the respective author. To report any malicious content send the URL to oocities[at]gmail[dot]com. For any questions concerning the archive visit our main page:</text:span><text:a xlink:type="simple" xlink:href="http://oocities.org/" office:target-frame-name="_new" xlink:show="replace"><text:span text:style-name="T8">OoCities.org</text:span></text:a><text:span text:style-name="T7">.</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1" svg:font-family="'Times New Roman'"/>
    <style:font-face style:name="times" svg:font-family="time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H30M32S</meta:editing-duration>
    <meta:editing-cycles>3</meta:editing-cycles>
    <meta:generator>OpenOffice.org/3.3$Win32 OpenOffice.org_project/330m20$Build-9567</meta:generator>
    <dc:date>2012-12-13T16:18:26.43</dc:date>
    <meta:document-statistic meta:table-count="1" meta:image-count="10" meta:object-count="0" meta:page-count="17" meta:paragraph-count="250" meta:word-count="6667" meta:character-count="40684"/>
    <dc:creator>Michiel Huygen</dc:creator>
    <meta:user-defined meta:name="Info 1"/>
    <meta:user-defined meta:name="Info 2"/>
    <meta:user-defined meta:name="Info 3"/>
    <meta:user-defined meta:name="Info 4"/>
  </office:meta>
</office:document-meta>
</file>